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stSuite.addTestMethod( Method theMethod , Vector theNames , Constructor theConstruc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bstractTestSuite.testAt( int th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run( TestResult the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TestSuite.AbstractTestSuite( final Class the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TestSuite.getTestConstructor( Class th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TestSuite.isPublicTestMethod( Method the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estSuite.warning( final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estSuite.exceptionToString(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estSuite.addTestSuite( Class the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addTest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AbstractTestSui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set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countTestCa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estSuite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Suite.AbstractTest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Sui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runTest( Test theTest , TestResult the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Suite.isTestMethod( Method the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stSuite.te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